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6"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9"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10"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11" style:family="paragraph" style:parent-style-name="Standard">
      <style:text-properties fo:font-size="18pt" style:text-underline-style="none" fo:font-weight="bold" officeooo:rsid="001f2f2c" officeooo:paragraph-rsid="001f2f2c" style:font-size-asian="15.75pt" style:font-weight-asian="bold" style:font-size-complex="18pt" style:font-weight-complex="bold"/>
    </style:style>
    <style:style style:name="P12" style:family="paragraph" style:parent-style-name="Standard">
      <style:text-properties fo:font-size="18pt" style:text-underline-style="none" fo:font-weight="bold" officeooo:rsid="0020f094" officeooo:paragraph-rsid="0020f094" style:font-size-asian="15.75pt" style:font-weight-asian="bold" style:font-size-complex="18pt" style:font-weight-complex="bold"/>
    </style:style>
    <style:style style:name="P13" style:family="paragraph" style:parent-style-name="Standard">
      <style:text-properties fo:font-size="18pt" style:text-underline-style="none" fo:font-weight="bold" officeooo:rsid="002216ec" officeooo:paragraph-rsid="002216ec" style:font-size-asian="15.75pt" style:font-weight-asian="bold" style:font-size-complex="18pt" style:font-weight-complex="bold"/>
    </style:style>
    <style:style style:name="P14"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5"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6"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7"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8"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19"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0"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1"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2"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bf989" officeooo:paragraph-rsid="001bf98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d7363" officeooo:paragraph-rsid="001d7363"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f2f2c" officeooo:paragraph-rsid="001f2f2c"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0f094" officeooo:paragraph-rsid="0020f094"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216ec" officeooo:paragraph-rsid="002216ec" style:font-size-asian="10.5pt" style:font-weight-asian="normal" style:font-size-complex="12pt" style:font-weight-complex="normal"/>
    </style:style>
    <style:style style:name="P33"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34"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35" style:family="paragraph" style:parent-style-name="Standard">
      <style:text-properties officeooo:paragraph-rsid="00084b92"/>
    </style:style>
    <style:style style:name="P36" style:family="paragraph" style:parent-style-name="Standard">
      <style:text-properties fo:font-size="12pt" style:text-underline-style="none" fo:font-weight="normal" officeooo:rsid="00133f8a" officeooo:paragraph-rsid="00125855"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17009a" officeooo:paragraph-rsid="001520a9"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171bfb" officeooo:paragraph-rsid="00171bfb"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a10a5" officeooo:paragraph-rsid="001a10a5"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1a33c9" officeooo:paragraph-rsid="001a33c9"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37eb5" officeooo:paragraph-rsid="00237eb5"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25110e" officeooo:paragraph-rsid="0025110e" style:font-size-asian="10.5pt" style:font-weight-asian="normal" style:font-size-complex="12pt" style:font-weight-complex="normal"/>
    </style:style>
    <style:style style:name="P43" style:family="paragraph" style:parent-style-name="Standard">
      <style:text-properties fo:font-size="18pt" style:text-underline-style="none" fo:font-weight="bold" officeooo:rsid="00133f8a" officeooo:paragraph-rsid="00133f8a" style:font-size-asian="15.75pt" style:font-weight-asian="bold" style:font-size-complex="18pt" style:font-weight-complex="bold"/>
    </style:style>
    <style:style style:name="P44" style:family="paragraph" style:parent-style-name="Standard">
      <style:text-properties fo:font-size="18pt" style:text-underline-style="none" fo:font-weight="bold" officeooo:rsid="0017009a" officeooo:paragraph-rsid="0017009a" style:font-size-asian="15.75pt" style:font-weight-asian="bold" style:font-size-complex="18pt" style:font-weight-complex="bold"/>
    </style:style>
    <style:style style:name="P45" style:family="paragraph" style:parent-style-name="Standard">
      <style:text-properties fo:font-size="18pt" style:text-underline-style="none" fo:font-weight="bold" officeooo:rsid="001865a0" officeooo:paragraph-rsid="001865a0" style:font-size-asian="15.75pt" style:font-weight-asian="bold" style:font-size-complex="18pt" style:font-weight-complex="bold"/>
    </style:style>
    <style:style style:name="P46" style:family="paragraph" style:parent-style-name="Standard">
      <style:text-properties fo:font-size="18pt" style:text-underline-style="none" fo:font-weight="bold" officeooo:rsid="001a10a5" officeooo:paragraph-rsid="001a10a5" style:font-size-asian="15.75pt" style:font-weight-asian="bold" style:font-size-complex="18pt" style:font-weight-complex="bold"/>
    </style:style>
    <style:style style:name="P47" style:family="paragraph" style:parent-style-name="Standard">
      <style:text-properties fo:font-size="18pt" style:text-underline-style="none" fo:font-weight="bold" officeooo:rsid="001a33c9" officeooo:paragraph-rsid="001a33c9" style:font-size-asian="15.75pt" style:font-weight-asian="bold" style:font-size-complex="18pt" style:font-weight-complex="bold"/>
    </style:style>
    <style:style style:name="P48" style:family="paragraph" style:parent-style-name="Standard">
      <style:text-properties fo:font-size="18pt" style:text-underline-style="none" fo:font-weight="bold" officeooo:rsid="00237eb5" officeooo:paragraph-rsid="00237eb5"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officeooo:rsid="00133f8a"/>
    </style:style>
    <style:style style:name="T6" style:family="text">
      <style:text-properties style:text-underline-style="none"/>
    </style:style>
    <style:style style:name="T7" style:family="text">
      <style:text-properties style:text-underline-style="none" officeooo:rsid="00133f8a"/>
    </style:style>
    <style:style style:name="T8" style:family="text">
      <style:text-properties style:text-underline-style="none" officeooo:rsid="0017009a"/>
    </style:style>
    <style:style style:name="T9" style:family="text">
      <style:text-properties fo:font-style="italic" style:font-style-asian="italic" style:font-style-complex="italic"/>
    </style:style>
    <style:style style:name="T10" style:family="text">
      <style:text-properties officeooo:rsid="00133f8a"/>
    </style:style>
    <style:style style:name="T11" style:family="text">
      <style:text-properties officeooo:rsid="001d7363"/>
    </style:style>
    <style:style style:name="T12" style:family="text">
      <style:text-properties officeooo:rsid="001f2f2c"/>
    </style:style>
    <style:style style:name="T13" style:family="text">
      <style:text-properties officeooo:rsid="002511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14">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14"/>
      <text:p text:style-name="P33">MAL?</text:p>
      <text:p text:style-name="P34">Un SO con una arquitectura modular presenta una serie de características que le diferencian de otros y hacen de él una estructura más útil en ciertas condiciones e inútil en otras.</text:p>
      <text:p text:style-name="P34">Las ventajas y desventajas son:</text:p>
      <text:p text:style-name="P34">-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34">-Los niveles deben estar muy bien elegidos ya que se debe cumplir el principio de funcionamiento principal .</text:p>
      <text:p text:style-name="P34">- El utilizar muchas niveles, hace que sea menos eficiente , ya que se realizan gran cantidad de llamadas.</text:p>
      <text:p text:style-name="P34"/>
      <text:p text:style-name="P34">Por tanto, esta estructura es mala cuando buscamos:</text:p>
      <text:p text:style-name="P34">-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34">-<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34"/>
      <text:p text:style-name="P23"/>
      <text:p text:style-name="P7">Ejercicio 2:</text:p>
      <text:p text:style-name="P2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24"/>
      <text:p text:style-name="P8">Ejercicio 3:</text:p>
      <text:p text:style-name="P2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25"/>
      <text:p text:style-name="P9">Ejercicio 4:</text:p>
      <text:p text:style-name="P2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25"/>
      <text:p text:style-name="P25">Sin embargo, una gran desventaja es que estos sistemas no resultan muy eficientes, ya que las llamadas a servicios por parte de programas del usuario suponen cuatro cambios de contexto, que conllevan a salvar información, procesar estos cambios… </text:p>
      <text:p text:style-name="P25"/>
      <text:p text:style-name="P9">Ejercicio 5:</text:p>
      <text:p text:style-name="P25">En un sistema por capas, ya que hay que una capa llama a otra, y así sucesivamente</text:p>
      <text:p text:style-name="P25"/>
      <text:p text:style-name="P25"/>
      <text:p text:style-name="P10">Ejercicio 6: </text:p>
      <text:p text:style-name="P2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26"/>
      <text:p text:style-name="P2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26"/>
      <text:p text:style-name="P2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26"/>
      <text:p text:style-name="P26">con las máquinas virtuales, un usuario puede iniciar su ordenador y seleccionar un sistema operativo distinto dependiendo de sus necesidades.</text:p>
      <text:p text:style-name="P26"/>
      <text:p text:style-name="P10">Ejercicio 7:</text:p>
      <text:p text:style-name="P2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27">Dependiendo de las marcas, se dan distintas implementaciones:</text:p>
      <text:p text:style-name="P27">VMWare : Producida por IBM, se trata de una aplicación que se ejecuta sobre un Sistema Operativo “host”, donde se cargan varias máquinas virtuales. Así, el encargado de gestionar las máquinas es el propio Sistema que ejecuta la aplicación.</text:p>
      <text:p text:style-name="P35">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35"/>
      <text:p text:style-name="P2">Ejercicio 8:</text:p>
      <text:p text:style-name="P15">No, el núcleo del sistema realiza muchas más tareas como el tratamiento de interrupciones. <text:span text:style-name="T3">Los diferentes modos que ejecuta el procesador se distinguen en modo kernel y modo usuario.</text:span></text:p>
      <text:p text:style-name="P15"/>
      <text:p text:style-name="P3">Ejercicio 9:</text:p>
      <text:p text:style-name="P16">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6"/>
      <text:p text:style-name="P17">Se pueden apilar varios módulos para elementos que necesiten código parecido o que tenga funciones en común y así se evita la replicación de código.</text:p>
      <text:p text:style-name="P17"/>
      <text:p text:style-name="P17">El núcleo permite el aislamiento de código y aumenta la seguridad decidiendo que módulos son cargados según las necesidades de ciertos programas</text:p>
      <text:p text:style-name="P17"/>
      <text:p text:style-name="P17">Como se ha mencionado ya, se consigue que el núcleo tenga menos líneas de código y que se desarrolle de manera mucho más sencilla</text:p>
      <text:p text:style-name="P17"/>
      <text:p text:style-name="P4">Ejercicio 10:</text:p>
      <text:p text:style-name="P17"/>
      <text:p text:style-name="P18">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19">Una vez instalados los módulos, los nuevos kernels de Linux necesitan solo una orden para cargar los módulos: --init_module--(Las ordenes anteriores son para instalarlos??).</text:p>
      <text:p text:style-name="P19"/>
      <text:p text:style-name="P5">Ejercicio 11:</text:p>
      <text:p text:style-name="P20">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0"/>
      <text:p text:style-name="P6">Ejercicio 13:</text:p>
      <text:p text:style-name="P21">La principal diferencia es que los <text:span text:style-name="T9">Namespaces</text:span> <text:s/>no crean un kernel virtual en el que se inicia una maquina completamente nueva la cual tiene que ser gestionada <text:span text:style-name="T10">por un monitor . Los namespaces funcionan de manera más sencilla, asignando una serie de recursos a cada </text:span><text:span text:style-name="T5">contenedor</text:span><text:span text:style-name="T7">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36"/>
      <text:p text:style-name="P43"><text:soft-page-break/>Ejercicio 15:</text:p>
      <text:p text:style-name="P22"><text:span text:style-name="T6">La idea de los Control Groups es conseguir abstraer uno o más procesos de manera que el planificador pueda identificarlos para conseguir asignar tiempo de CPU de la manera más justa posible a cada usuario. </text:span><text:span text:style-name="T8">Los procesos que se encuentran en un grupo a su vez le son asignados un tiempo de CPU adaptado a sus necesidades.</text:span></text:p>
      <text:p text:style-name="P37"/>
      <text:p text:style-name="P44">Ejercicio 17:</text:p>
      <text:p text:style-name="P38">NO he encontrado esta gráfica en ningún sitio</text:p>
      <text:p text:style-name="P38"/>
      <text:p text:style-name="P45">Ejercicio 12:</text:p>
      <text:p text:style-name="P39">Una aplicación muy interesante es crear un contenedor para ejecutar una serie de procesos en modo privilegiado asignándole una serie de recursos sin que afecten a los otros elementos del sistema.</text:p>
      <text:p text:style-name="P39"/>
      <text:p text:style-name="P46">Ejercicio 14:</text:p>
      <text:p text:style-name="P40">El proceso de implementación se diferencia en dos partes, primero se crea una sub-estructura por cada Namespace que engloba todos los componentes necesarios para su creación y a continuación se ejecuta un mecanismo que asigna cada proceso a su Namespace correspondiente.</text:p>
      <text:p text:style-name="P40"/>
      <text:p text:style-name="P47">Ejercicio 16:</text:p>
      <text:p text:style-name="P28">a)Sí, para “eliminar” el PCB y su imagen de memoria. No lo sé? Yo creo que no, ya que al ser monoprogramado, no necesita PCB.</text:p>
      <text:p text:style-name="P28">b)No, es tarea del planificador(?).</text:p>
      <text:p text:style-name="P28">c)<text:span text:style-name="T11">Mantener a la CPU ocupada ejecutando, por ejemplo, un bucle infinito.</text:span></text:p>
      <text:p text:style-name="P29">d)<text:span text:style-name="T12">Primero en llegar, primero en ejecutar, ya que si se ejecuta un proceso que consume mucha CPU , retarda mucho la E/S</text:span></text:p>
      <text:p text:style-name="P29"/>
      <text:p text:style-name="P11">Ejercicio 18:</text:p>
      <text:p text:style-name="P30">a)NO, de crear el proceso se encarga el planificador a largo plazo, ya que no se está tratando de un proceso que ya tenga sus datos en memoria ni su PCB</text:p>
      <text:p text:style-name="P31">b)SI, ya que se trata de un proceso que está utilizando CPU</text:p>
      <text:p text:style-name="P31">c)SI, si no se pasa el proceso a la zona de intercambio(swap), y NO si es necesario suspenderlo</text:p>
      <text:p text:style-name="P31">d)SI, ya que se encuentra en la cola de Listos.</text:p>
      <text:p text:style-name="P31">e)SI, ya que estás haciendo cambio sobre las diferentes colas de Listos(?)</text:p>
      <text:p text:style-name="P31"/>
      <text:p text:style-name="P12">Ejercicio 19:</text:p>
      <text:p text:style-name="P32">Sí, es muy útil para programas concurrentes formados por varias hebras, que piden al servidor servicios como datos de E/S, CPU…</text:p>
      <text:p text:style-name="P32"/>
      <text:p text:style-name="P13">Ejercicio 20:</text:p>
      <text:p text:style-name="P41">Podemos aplicar una proporcion, por ejemplo, de si el valor de S es 20, el valor de Q debe ser 80, por lo que:</text:p>
      <text:p text:style-name="P41"><text:s text:c="3"/>S/20 = Q/80</text:p>
      <text:p text:style-name="P41">Despejando, nos queda que Q debe ser:</text:p>
      <text:p text:style-name="P41">Q = 4*S</text:p>
      <text:p text:style-name="P41"/>
      <text:p text:style-name="P48">Ejercicio 2<text:span text:style-name="T13">5</text:span>:</text:p>
      <text:p text:style-name="P42">Será creciente, ya que cuanto mayor sea el tiempo del proceso, mayor será la espera, ya que hay que esperar a que dicho proceso acab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3T19:59:12.971566872</dc:date>
    <meta:editing-duration>PT4H39M43S</meta:editing-duration>
    <meta:editing-cycles>12</meta:editing-cycles>
    <meta:generator>LibreOffice/6.4.6.2$Linux_X86_64 LibreOffice_project/40$Build-2</meta:generator>
    <meta:document-statistic meta:table-count="0" meta:image-count="0" meta:object-count="0" meta:page-count="4" meta:paragraph-count="76" meta:word-count="1878" meta:character-count="11208" meta:non-whitespace-character-count="9400"/>
  </office:meta>
</office:document-meta>
</file>